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, 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16.88cm" fo:margin-left="0.143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5.53cm"/>
    </style:style>
    <style:style style:name="Tabla1.B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fo:background-color="#0000cc" fo:padding="0.097cm" fo:border-left="1pt ridge #000000" fo:border-right="none" fo:border-top="1pt ridge #000000" fo:border-bottom="1pt ridge #000000">
        <style:background-image/>
      </style:table-cell-properties>
    </style:style>
    <style:style style:name="Tabla1.C1" style:family="table-cell">
      <style:table-cell-properties fo:background-color="#0000cc" fo:padding="0.097cm" fo:border="1pt ridge #000000">
        <style:background-image/>
      </style:table-cell-properties>
    </style:style>
    <style:style style:name="Tabla1.A2" style:family="table-cell">
      <style:table-cell-properties fo:background-color="#3399ff" fo:padding="0.097cm" fo:border-left="1pt ridge #000000" fo:border-right="none" fo:border-top="none" fo:border-bottom="1pt ridge #000000">
        <style:background-image/>
      </style:table-cell-properties>
    </style:style>
    <style:style style:name="Tabla1.C2" style:family="table-cell">
      <style:table-cell-properties fo:background-color="#3399ff" fo:padding="0.097cm" fo:border-left="1pt ridge #000000" fo:border-right="1pt ridge #000000" fo:border-top="none" fo:border-bottom="1pt ridge #000000">
        <style:background-image/>
      </style:table-cell-properties>
    </style:style>
    <style:style style:name="Tabla1.A3" style:family="table-cell">
      <style:table-cell-properties fo:background-color="#0066ff" fo:padding="0.097cm" fo:border-left="1pt ridge #000000" fo:border-right="none" fo:border-top="none" fo:border-bottom="1pt ridge #000000">
        <style:background-image/>
      </style:table-cell-properties>
    </style:style>
    <style:style style:name="Tabla1.C3" style:family="table-cell">
      <style:table-cell-properties fo:background-color="#0066ff" fo:padding="0.097cm" fo:border-left="1pt ridge #000000" fo:border-right="1pt ridge #000000" fo:border-top="none" fo:border-bottom="1pt ridge #000000">
        <style:background-image/>
      </style:table-cell-properties>
    </style:style>
    <style:style style:name="Tabla1.8" style:family="table-row">
      <style:table-row-properties fo:background-color="transparent" fo:keep-together="auto">
        <style:background-image/>
      </style:table-row-properties>
    </style:style>
    <style:style style:name="Tabla1.B8" style:family="table-cell">
      <style:table-cell-properties style:vertical-align="" fo:background-color="#3399ff" fo:padding="0.097cm" fo:border-left="1pt ridge #000000" fo:border-right="none" fo:border-top="none" fo:border-bottom="1pt ridge #000000" style:writing-mode="page">
        <style:background-image/>
      </style:table-cell-properties>
    </style:style>
    <style:style style:name="Tabla1.C8" style:family="table-cell">
      <style:table-cell-properties style:vertical-align="" fo:background-color="#3399ff" fo:padding="0.097cm" fo:border-left="1pt ridge #000000" fo:border-right="1pt ridge #000000" fo:border-top="none" fo:border-bottom="1pt ridge #000000" style:writing-mode="page">
        <style:background-image/>
      </style:table-cell-properties>
    </style:style>
    <style:style style:name="Tabla1.B9" style:family="table-cell">
      <style:table-cell-properties style:vertical-align="" fo:background-color="#0066ff" fo:padding="0.097cm" fo:border-left="1pt ridge #000000" fo:border-right="none" fo:border-top="none" fo:border-bottom="1pt ridge #000000" style:writing-mode="page">
        <style:background-image/>
      </style:table-cell-properties>
    </style:style>
    <style:style style:name="Tabla1.C9" style:family="table-cell">
      <style:table-cell-properties style:vertical-align="" fo:background-color="#0066ff" fo:padding="0.097cm" fo:border-left="1pt ridge #000000" fo:border-right="1pt ridge #000000" fo:border-top="none" fo:border-bottom="1pt ridge #000000" style:writing-mode="page">
        <style:background-image/>
      </style:table-cell-properties>
    </style:style>
    <style:style style:name="P1" style:family="paragraph" style:parent-style-name="Standard">
      <style:paragraph-properties fo:margin-left="0.423cm" fo:margin-right="0.265cm" fo:margin-top="0.212cm" fo:margin-bottom="0.212cm" loext:contextual-spacing="false" style:line-height-at-least="0.503cm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 fo:padding="0cm" fo:border="none"/>
    </style:style>
    <style:style style:name="P2" style:family="paragraph" style:parent-style-name="Standard">
      <style:paragraph-properties fo:margin-left="0.423cm" fo:margin-right="0.265cm" fo:margin-top="0.212cm" fo:margin-bottom="0.212cm" loext:contextual-spacing="false" style:line-height-at-least="0.503cm" fo:text-align="end" style:justify-single-word="false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 fo:padding="0cm" fo:border="none"/>
    </style:style>
    <style:style style:name="P3" style:family="paragraph" style:parent-style-name="Standard">
      <style:paragraph-properties fo:margin-left="0.423cm" fo:margin-right="0.265cm" fo:margin-top="0.159cm" fo:margin-bottom="0.159cm" loext:contextual-spacing="false" style:line-height-at-least="0.503cm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 fo:background-color="#f2f6fa" fo:padding="0cm" fo:border="none"/>
    </style:style>
    <style:style style:name="P4" style:family="paragraph" style:parent-style-name="Standard">
      <style:paragraph-properties fo:margin-left="0.423cm" fo:margin-right="0.265cm" fo:margin-top="0.159cm" fo:margin-bottom="0.159cm" loext:contextual-spacing="false" style:line-height-at-least="0.503cm" fo:orphans="2" fo:widows="2" fo:text-indent="0cm" style:auto-text-indent="false"/>
      <style:text-properties fo:font-variant="normal" fo:text-transform="none" fo:color="#000000" style:font-name="Tahoma" fo:font-size="9.75pt" fo:letter-spacing="normal" fo:font-style="normal" fo:font-weight="normal" fo:padding="0cm" fo:border="none"/>
    </style:style>
    <style:style style:name="P5" style:family="paragraph" style:parent-style-name="Standard">
      <style:paragraph-properties fo:margin-left="0.423cm" fo:margin-right="0.265cm" fo:margin-top="0.159cm" fo:margin-bottom="0.159cm" loext:contextual-spacing="false" style:line-height-at-least="0.503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19cac9" officeooo:paragraph-rsid="0019cac9" fo:background-color="#f2f6fa" style:font-size-asian="10pt" style:font-size-complex="10pt" fo:padding="0cm" fo:border="none"/>
    </style:style>
    <style:style style:name="P6" style:family="paragraph" style:parent-style-name="Standard">
      <style:paragraph-properties fo:margin-left="0.423cm" fo:margin-right="0.265cm" fo:margin-top="0.159cm" fo:margin-bottom="0.159cm" loext:contextual-spacing="false" style:line-height-at-least="0.503cm" fo:text-align="center" style:justify-single-word="false" fo:orphans="2" fo:widows="2" fo:text-indent="0cm" style:auto-text-indent="false"/>
      <style:text-properties fo:font-variant="normal" fo:text-transform="none" fo:color="#ffffff" style:font-name="Liberation Serif" fo:font-size="10.5pt" fo:letter-spacing="normal" fo:font-style="italic" fo:font-weight="normal" officeooo:rsid="0019cac9" officeooo:paragraph-rsid="0019cac9" fo:background-color="#3399ff" style:font-size-asian="10.5pt" style:font-style-asian="italic" style:font-weight-asian="normal" style:font-size-complex="10.5pt" style:font-style-complex="italic" style:font-weight-complex="normal" fo:padding="0cm" fo:border="none"/>
    </style:style>
    <style:style style:name="P7" style:family="paragraph" style:parent-style-name="Standard">
      <style:paragraph-properties fo:margin-left="0.423cm" fo:margin-right="0.265cm" fo:margin-top="0.159cm" fo:margin-bottom="0.159cm" loext:contextual-spacing="false" style:line-height-at-least="0.503cm" fo:text-align="center" style:justify-single-word="false" fo:orphans="2" fo:widows="2" fo:text-indent="0cm" style:auto-text-indent="false"/>
      <style:text-properties fo:font-variant="normal" fo:text-transform="none" fo:color="#ffffff" style:font-name="Liberation Serif" fo:font-size="10.5pt" fo:letter-spacing="normal" fo:font-style="italic" fo:font-weight="normal" officeooo:rsid="0019cac9" officeooo:paragraph-rsid="0019cac9" fo:background-color="#0066ff" style:font-size-asian="10.5pt" style:font-style-asian="italic" style:font-weight-asian="normal" style:font-size-complex="10.5pt" style:font-style-complex="italic" style:font-weight-complex="normal" fo:padding="0cm" fo:border="none"/>
    </style:style>
    <style:style style:name="P8" style:family="paragraph" style:parent-style-name="Standard">
      <style:paragraph-properties fo:margin-left="0cm" fo:margin-right="0.265cm" fo:margin-top="0.159cm" fo:margin-bottom="0.159cm" loext:contextual-spacing="false" style:line-height-at-least="0.503cm" fo:text-align="center" style:justify-single-word="false" fo:orphans="2" fo:widows="2" fo:text-indent="0cm" style:auto-text-indent="false"/>
      <style:text-properties fo:font-variant="normal" fo:text-transform="none" fo:color="#ffffff" style:font-name="Liberation Serif" fo:font-size="10.5pt" fo:letter-spacing="normal" fo:font-style="italic" fo:font-weight="normal" officeooo:rsid="0015ed15" officeooo:paragraph-rsid="0019cac9" fo:background-color="#3399ff" style:font-size-asian="10.5pt" style:font-style-asian="italic" style:font-weight-asian="normal" style:font-size-complex="10.5pt" style:font-style-complex="italic" style:font-weight-complex="normal" fo:padding="0cm" fo:border="none"/>
    </style:style>
    <style:style style:name="P9" style:family="paragraph" style:parent-style-name="Standard">
      <style:paragraph-properties fo:margin-left="0cm" fo:margin-right="0.265cm" fo:margin-top="0.212cm" fo:margin-bottom="0.212cm" loext:contextual-spacing="false" style:line-height-at-least="0.503cm" fo:orphans="2" fo:widows="2" fo:text-indent="0cm" style:auto-text-indent="false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Liberation Serif" fo:font-size="10.5pt" fo:font-style="italic" fo:font-weight="normal" officeooo:rsid="0015d3f5" officeooo:paragraph-rsid="0015d3f5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Liberation Serif" fo:font-size="10.5pt" fo:font-style="italic" fo:font-weight="normal" officeooo:rsid="0015d3f5" officeooo:paragraph-rsid="0019cac9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ffffff" style:font-name="Liberation Serif" fo:font-size="10.5pt" fo:font-style="italic" fo:font-weight="normal" officeooo:rsid="0015d3f5" officeooo:paragraph-rsid="0015d3f5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Liberation Serif" fo:font-size="10.5pt" fo:font-style="italic" fo:font-weight="normal" officeooo:rsid="0015ed15" officeooo:paragraph-rsid="0015ed15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Liberation Serif" fo:font-size="10.5pt" fo:font-style="italic" fo:font-weight="normal" officeooo:rsid="0019cac9" officeooo:paragraph-rsid="0019cac9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Liberation Serif" fo:font-size="10.5pt" fo:font-style="italic" fo:font-weight="normal" officeooo:rsid="0019cac9" officeooo:paragraph-rsid="0019cac9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variant="normal" fo:text-transform="none" fo:color="#ffffff" style:font-name="Liberation Serif" fo:font-size="10.5pt" fo:letter-spacing="normal" fo:font-style="italic" fo:font-weight="normal" officeooo:rsid="0015ed15" fo:background-color="#ffffff" style:font-size-asian="10.5pt" style:font-style-asian="italic" style:font-weight-asian="normal" style:font-size-complex="10.5pt" style:font-style-complex="italic" style:font-weight-complex="normal" fo:padding="0cm" fo:border="none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ffffff" style:font-name="Liberation Serif" fo:font-size="10.5pt" fo:letter-spacing="normal" fo:font-style="italic" fo:font-weight="normal" officeooo:rsid="0019cac9" officeooo:paragraph-rsid="0019cac9" fo:background-color="#0066ff" style:font-size-asian="10.5pt" style:font-style-asian="italic" style:font-weight-asian="normal" style:font-size-complex="10.5pt" style:font-style-complex="italic" style:font-weight-complex="normal" fo:padding="0cm" fo:border="none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erif" fo:font-size="10pt" officeooo:rsid="0015d3f5" officeooo:paragraph-rsid="0015d3f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iberation Serif" fo:font-size="10pt" officeooo:rsid="0019cac9" officeooo:paragraph-rsid="0019cac9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erif" fo:font-size="10pt" officeooo:rsid="0019cac9" officeooo:paragraph-rsid="0019cac9" style:font-size-asian="10pt" style:font-size-complex="10pt"/>
    </style:style>
    <style:style style:name="P21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text:number-lines="false" text:line-number="0"/>
      <style:text-properties fo:color="#ffffff" fo:font-style="italic" fo:font-weight="bold" officeooo:rsid="001486a1" officeooo:paragraph-rsid="001486a1" style:font-style-asian="italic" style:font-weight-asian="bold" style:font-style-complex="italic" style:font-weight-complex="bold"/>
    </style:style>
    <style:style style:name="T1" style:family="text">
      <style:text-properties officeooo:rsid="0015d3f5"/>
    </style:style>
    <style:style style:name="T2" style:family="text">
      <style:text-properties officeooo:rsid="0019c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1"><text:span text:style-name="T1">Iteración</text:span> 1 </text:p>
          </table:table-cell>
          <table:table-cell table:style-name="Tabla1.A1" office:value-type="string">
            <text:p text:style-name="P21"><text:span text:style-name="T1">Iteración</text:span> 2</text:p>
          </table:table-cell>
          <table:table-cell table:style-name="Tabla1.C1" office:value-type="string">
            <text:p text:style-name="P21"><text:span text:style-name="T1">Iteración</text:span> 3</text:p>
          </table:table-cell>
        </table:table-row>
        <table:table-row>
          <table:table-cell table:style-name="Tabla1.A2" office:value-type="string">
            <text:p text:style-name="P10">Un usuario para acceder al sistema debe estar registrado y usar un login.</text:p>
          </table:table-cell>
          <table:table-cell table:style-name="Tabla1.A2" office:value-type="string">
            <text:p text:style-name="P13">Un alumno puede modificar el contenido de sus entregas</text:p>
            <text:p text:style-name="P13">realizadas.</text:p>
          </table:table-cell>
          <table:table-cell table:style-name="Tabla1.C2" office:value-type="string">
            <text:p text:style-name="P13">Un profesor puede acceder a los distintos contenidos de una</text:p>
            <text:p text:style-name="P13">entrega.</text:p>
          </table:table-cell>
        </table:table-row>
        <table:table-row>
          <table:table-cell table:style-name="Tabla1.A3" office:value-type="string">
            <text:p text:style-name="P10">Un usuario puede modificar su perfil.</text:p>
          </table:table-cell>
          <table:table-cell table:style-name="Tabla1.A3" office:value-type="string">
            <text:p text:style-name="P13">Un alumno puede borrar el contenido de sus entregas realizadas.</text:p>
          </table:table-cell>
          <table:table-cell table:style-name="Tabla1.C3" office:value-type="string">
            <text:p text:style-name="P13">Un profesor puede modificar las condiciones de una entrega.</text:p>
          </table:table-cell>
        </table:table-row>
        <table:table-row>
          <table:table-cell table:style-name="Tabla1.A2" office:value-type="string">
            <text:p text:style-name="P10">Un usuario puede visualizar su perfil.</text:p>
          </table:table-cell>
          <table:table-cell table:style-name="Tabla1.A2" office:value-type="string">
            <text:p text:style-name="P13">Un alumno puede listar las entregas que ha realizado por</text:p>
            <text:p text:style-name="P13">asignatura.</text:p>
          </table:table-cell>
          <table:table-cell table:style-name="Tabla1.C2" office:value-type="string">
            <text:p text:style-name="P13">Un profesor puede deshabilitar una entrega.</text:p>
          </table:table-cell>
        </table:table-row>
        <table:table-row>
          <table:table-cell table:style-name="Tabla1.A3" office:value-type="string">
            <text:p text:style-name="P10">Un usuario puede ver perfiles de otros usuarios.</text:p>
          </table:table-cell>
          <table:table-cell table:style-name="Tabla1.A3" office:value-type="string">
            <text:p text:style-name="P13">Un alumno puede subir contenido asociado a una entrega de una</text:p>
            <text:p text:style-name="P13">asignatura.</text:p>
          </table:table-cell>
          <table:table-cell table:style-name="Tabla1.C3" office:value-type="string">
            <text:p text:style-name="P13">Un profesor puede publicar las calificaciones.</text:p>
          </table:table-cell>
        </table:table-row>
        <table:table-row>
          <table:table-cell table:style-name="Tabla1.A2" office:value-type="string">
            <text:p text:style-name="P10">Un administrador va a dar de alta a los</text:p>
            <text:p text:style-name="P10">usuarios(alum/prof/admin).</text:p>
          </table:table-cell>
          <table:table-cell table:style-name="Tabla1.A2" office:value-type="string">
            <text:p text:style-name="P13">Un usuario puede descargar el contenido de una entrega</text:p>
            <text:p text:style-name="P13">realizada.</text:p>
          </table:table-cell>
          <table:table-cell table:style-name="Tabla1.C2" office:value-type="string">
            <text:p text:style-name="P13">Un profesor puede calificar las entregas que realicen los</text:p>
            <text:p text:style-name="P13">alumnos.</text:p>
          </table:table-cell>
        </table:table-row>
        <table:table-row>
          <table:table-cell table:style-name="Tabla1.A3" office:value-type="string">
            <text:p text:style-name="P10">Un administrador va a dar de baja a los</text:p>
            <text:p text:style-name="P10">usuarios(alum/prof/admin).</text:p>
          </table:table-cell>
          <table:table-cell table:style-name="Tabla1.A3" office:value-type="string">
            <text:p text:style-name="P13">Un usuario puede consultar las calificacione<text:span text:style-name="T2">s</text:span></text:p>
          </table:table-cell>
          <table:table-cell table:style-name="Tabla1.C3" office:value-type="string">
            <text:p text:style-name="P13">Un profesor puede eliminar la entrega.</text:p>
            <text:p text:style-name="P14"/>
          </table:table-cell>
        </table:table-row>
        <table:table-row table:style-name="Tabla1.8">
          <table:table-cell table:style-name="Tabla1.A2" office:value-type="string">
            <text:p text:style-name="P10">Un administrador puede incluir alumnos en asignaturas</text:p>
          </table:table-cell>
          <table:table-cell table:style-name="Tabla1.B8" office:value-type="string">
            <text:p text:style-name="P13">Un profesor puede habilitar una entrega.</text:p>
          </table:table-cell>
          <table:table-cell table:style-name="Tabla1.C8" office:value-type="string">
            <text:p text:style-name="P8">Enviar mensaje interno.</text:p>
          </table:table-cell>
        </table:table-row>
        <table:table-row table:style-name="Tabla1.8">
          <table:table-cell table:style-name="Tabla1.A3" office:value-type="string">
            <text:p text:style-name="P10">Un administrador puede excluir alumnos de asignaturas</text:p>
          </table:table-cell>
          <table:table-cell table:style-name="Tabla1.B9" office:value-type="string">
            <text:p text:style-name="P13">Un profesor puede hacerla visible a sus usuarios.</text:p>
          </table:table-cell>
          <table:table-cell table:style-name="Tabla1.C9" office:value-type="string">
            <text:p text:style-name="P16"/>
            <text:p text:style-name="P17">Consultar mensaje interno.</text:p>
          </table:table-cell>
        </table:table-row>
        <table:table-row table:style-name="Tabla1.8">
          <table:table-cell table:style-name="Tabla1.A2" office:value-type="string">
            <text:p text:style-name="P10">Un administrador puede a asignar a uno o mas profesores en las asignaturas que imparten.</text:p>
          </table:table-cell>
          <table:table-cell table:style-name="Tabla1.B8" office:value-type="string">
            <text:p text:style-name="P13"/>
            <text:p text:style-name="P15"/>
          </table:table-cell>
          <table:table-cell table:style-name="Tabla1.C8" office:value-type="string">
            <text:p text:style-name="P6">Enviar mensaje a chat</text:p>
          </table:table-cell>
        </table:table-row>
        <table:table-row table:style-name="Tabla1.8">
          <table:table-cell table:style-name="Tabla1.A3" office:value-type="string">
            <text:p text:style-name="P11">Un administrador puede a dar de baja a un profesor de las</text:p>
            <text:p text:style-name="P11">asignaturas que imparte.</text:p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7">Consultar mensajes de chat</text:p>
          </table:table-cell>
        </table:table-row>
        <table:table-row table:style-name="Tabla1.8">
          <table:table-cell table:style-name="Tabla1.A2" office:value-type="string">
            <text:p text:style-name="P10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6">Consultar foro.</text:p>
          </table:table-cell>
        </table:table-row>
        <table:table-row table:style-name="Tabla1.8">
          <table:table-cell table:style-name="Tabla1.A3" office:value-type="string">
            <text:p text:style-name="P10"/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7">Crear tema foro(admin,prof)</text:p>
          </table:table-cell>
        </table:table-row>
        <table:table-row table:style-name="Tabla1.8">
          <table:table-cell table:style-name="Tabla1.A2" office:value-type="string">
            <text:p text:style-name="P12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6">Administrar chat(admin)</text:p>
          </table:table-cell>
        </table:table-row>
        <table:table-row table:style-name="Tabla1.8">
          <table:table-cell table:style-name="Tabla1.A3" office:value-type="string">
            <text:p text:style-name="P10"/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7">Busqueda de contenido.</text:p>
          </table:table-cell>
        </table:table-row>
        <table:table-row table:style-name="Tabla1.8">
          <table:table-cell table:style-name="Tabla1.A2" office:value-type="string">
            <text:p text:style-name="P10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6">Notificaciones a moviles.</text:p>
          </table:table-cell>
        </table:table-row>
        <table:table-row table:style-name="Tabla1.8">
          <table:table-cell table:style-name="Tabla1.A3" office:value-type="string">
            <text:p text:style-name="P10"/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7">Consultar mensajes de chat.</text:p>
          </table:table-cell>
        </table:table-row>
      </table:table>
      <text:p text:style-name="Standard"/>
      <text:p text:style-name="P1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, sans-serif, 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ic </meta:initial-creator>
    <meta:creation-date>2017-01-17T09:46:00.296257469</meta:creation-date>
    <dc:date>2017-01-17T11:44:28.832966637</dc:date>
    <dc:creator>Reyic </dc:creator>
    <meta:editing-duration>PT16M</meta:editing-duration>
    <meta:editing-cycles>3</meta:editing-cycles>
    <meta:generator>LibreOffice/4.4.3.2$Linux_X86_64 LibreOffice_project/40m0$Build-2</meta:generator>
    <meta:document-statistic meta:table-count="1" meta:image-count="0" meta:object-count="0" meta:page-count="1" meta:paragraph-count="46" meta:word-count="255" meta:character-count="1653" meta:non-whitespace-character-count="1443"/>
  </office:meta>
</office:document-meta>
</file>